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cm" fo:margin-right="0cm" fo:text-align="justify" style:justify-single-word="false" fo:text-indent="1.244cm" style:auto-text-indent="false">
        <style:tab-stops/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background-color="#ffffff"/>
    </style:style>
    <style:style style:name="P5" style:family="paragraph" style:parent-style-name="Standard">
      <style:paragraph-properties fo:margin-left="0cm" fo:margin-right="0cm" fo:text-align="justify" style:justify-single-word="false" fo:text-indent="0.741cm" style:auto-text-indent="false">
        <style:tab-stops>
          <style:tab-stop style:position="1.27cm"/>
        </style:tab-stops>
      </style:paragraph-properties>
      <style:text-properties fo:background-color="#ffffff"/>
    </style:style>
    <style:style style:name="P6" style:family="paragraph" style:parent-style-name="Standard">
      <style:paragraph-properties fo:margin-left="0.9cm" fo:margin-right="0cm" fo:text-align="justify" style:justify-single-word="false" fo:text-indent="-0.159cm" style:auto-text-indent="false">
        <style:tab-stops>
          <style:tab-stop style:position="0.185cm"/>
          <style:tab-stop style:position="1.27cm"/>
        </style:tab-stops>
      </style:paragraph-properties>
      <style:text-properties fo:background-color="#ffffff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</style:style>
    <style:style style:name="T1" style:family="text">
      <style:text-properties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ый комплекс «Межпроцессные взаимодействия»</text:p>
      <text:p text:style-name="Standard"/>
      <text:p text:style-name="Standard"/>
      <text:p text:style-name="P2"><text:tab/>В рамках лабораторного комплекса «Межпроцессные взаимодействия» разрабатывается программа, предназначенная для изложения происходящего в операционных системах семейства UNIX в понятном и легкодоступном для студента виде. Кроме программы разрабатывается лабораторный практикум по данной теме, в который включены: краткое теоретическое введение в проблему межпроцессного взаимодействия, описание разработанных процедур, методические указания, а также набор тестовых теоретических вопросов для допуска к лабораторным работам.</text:p>
      <text:p text:style-name="P3">Своей целью лабораторный комплекс ставит глубокое знакомство студентов с системой межпроцессных взаимодействий, происходящих на уровне операционной системы.</text:p>
      <text:p text:style-name="P4"><text:tab/>Программа эмулирует систему <text:s/>межпроцессной коммуникации в ОС семейства UNIX. С этой целью была изучена реализация стандартных функций ядра ОС и создана их упрощенная копия, с выводом комментариев о ходе выполнения на английском языке. В результате студент получает подробный отчет необходимый для понимания происходящего в системе межпроцессных взаимодействий. Помимо этого данный отчёт <text:s/>может быть использован преподавателем для проведения контроля и всестороннего опроса студентов по теме. Заметим, что программа кроссплатформенна, что позволяет студентам и преподавателям запускать ее в различных операционных системах, таких как GNU/Linux, MS Windows.</text:p>
      <text:p text:style-name="P4">Лабораторная работа строится по следующему сценарию: </text:p>
      <text:p text:style-name="P5">-опрос по теории <text:s/>процессов и их взаимодействий;</text:p>
      <text:p text:style-name="P6">-написание простейшей программы с использованием разработанных функций;</text:p>
      <text:p text:style-name="P5">-защита лабораторной работы.</text:p>
      <text:p text:style-name="P7"><text:span text:style-name="T1">Ожидается, что применение комплекса приведет к снижению нагрузки на преподавателей и студентов за счет наглядности получаемых данных о внутреннем устройстве и функционировании системы межпроцессного взаимодействия. </text:span>Отчет на данный момент имеет текстовый формат. Планируется сделать его в графическом виде с использованием кроссплатформенных библиотек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01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5-11-03T20:24:29</meta:creation-date>
    <dc:date>2005-11-23T19:11:03</dc:date>
    <dc:language>ru-RU</dc:language>
    <meta:editing-cycles>13</meta:editing-cycles>
    <meta:editing-duration>PT6H47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229" meta:character-count="1938"/>
  </office:meta>
</office:document-meta>
</file>